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OpenSymbol" svg:font-family="Open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 style:list-style-name="L1"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2"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 style:list-style-name="L3"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4"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2">
      <style:paragraph-properties fo:margin-left="0.9846in" fo:margin-right="0in" fo:text-indent="-0.25in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hour planning</text:p>
      <text:p text:style-name="P1"/>
      <text:p text:style-name="P1">5 min<text:tab/>Quiz on previous class meeting</text:p>
      <text:p text:style-name="P1">25 min<text:tab/>Lecture</text:p>
      <text:p text:style-name="P1">15 min<text:tab/>Quick lab on current class</text:p>
      <text:p text:style-name="P1">5 min<text:tab/>Quiz on current class meeting</text:p>
      <text:p text:style-name="P2"/>
      <text:p text:style-name="P2">Grading</text:p>
      <text:p text:style-name="P1"/>
      <text:p text:style-name="P1">Day -7: Work study students create accounts on gandalf for students. Use CC email addresses.</text:p>
      <text:p text:style-name="P1"/>
      <text:p text:style-name="P1"><text:span text:style-name="T1">Track 1:</text:span> Students with little or no programming experience</text:p>
      <text:p text:style-name="P1">Track 2: Students with extensive programming experience</text:p>
      <text:p text:style-name="P1"/>
      <text:p text:style-name="P1">Turning in homework:</text:p>
      <text:list xml:id="list27133724" text:style-name="L1">
        <text:list-item>
          <text:p text:style-name="P4">Hardcopy with honor statement</text:p>
        </text:list-item>
        <text:list-item>
          <text:p text:style-name="P4">Upload to bilbo?</text:p>
        </text:list-item>
      </text:list>
      <text:p text:style-name="P1"/>
      <text:p text:style-name="P1"/>
      <text:p text:style-name="P1">Day 1</text:p>
      <text:list xml:id="list27144306" text:style-name="L2">
        <text:list-item>
          <text:p text:style-name="P5">Distribute course information</text:p>
        </text:list-item>
        <text:list-item>
          <text:p text:style-name="P5">General advice:</text:p>
        </text:list-item>
        <text:list-item>
          <text:p text:style-name="P8">talk about my teaching style for 240</text:p>
        </text:list-item>
        <text:list-item>
          <text:p text:style-name="P8">emphasize that 240 is made up of (a) learning a language and (b) problem solving. (a) requires repetition. <text:s/></text:p>
        </text:list-item>
        <text:list-item>
          <text:p text:style-name="P8">learn by doing</text:p>
        </text:list-item>
        <text:list-item>
          <text:p text:style-name="P8">read, study notes. Type and run all programs several times.</text:p>
        </text:list-item>
        <text:list-item>
          <text:p text:style-name="P8">slow typers must come up to speed this week. Best way is to type the textbook especially every problem.</text:p>
        </text:list-item>
        <text:list-item>
          <text:p text:style-name="P8">Frequent quizzes, labs start maybe week 3, weekly assignments.</text:p>
        </text:list-item>
        <text:list-item>
          <text:p text:style-name="P5">Distribute MS Studio .NET CDs and installation instructions. Students must install by end of day. Talk to instructor/workstudy students if help is needed. Return CDs next class hour.</text:p>
        </text:list-item>
        <text:list-item>
          <text:p text:style-name="P5">Distribute linux lab hours [NOT DONE]</text:p>
        </text:list-item>
        <text:list-item>
          <text:p text:style-name="P5">Demo of using MS Studio .NET. Students must be able to recreate helloworld in 2 minutes by tomorrow's lab hour – quiz. Closed book.</text:p>
        </text:list-item>
        <text:list-item>
          <text:p text:style-name="P5">Readings: Gaddis chap 1. Finish reading before next class.</text:p>
        </text:list-item>
      </text:list>
      <text:p text:style-name="P1"/>
      <text:p text:style-name="P1">Ws meeting:</text:p>
      <text:list xml:id="list27424181" text:style-name="L4">
        <text:list-item>
          <text:p text:style-name="P7">lab hours</text:p>
        </text:list-item>
        <text:list-item>
          <text:p text:style-name="P7">unix accounts. Student name, login, password csv file emailed by tomorrow 8AM.</text:p>
        </text:list-item>
        <text:list-item>
          <text:p text:style-name="P7">question for notes</text:p>
        </text:list-item>
        <text:list-item>
          <text:p text:style-name="P7">plone migration update</text:p>
        </text:list-item>
      </text:list>
      <text:p text:style-name="P1">Day 2</text:p>
      <text:list xml:id="list27119489" text:style-name="L3">
        <text:list-item>
          <text:p text:style-name="P6">Quiz 1: hello world (2 min)</text:p>
        </text:list-item>
      </text:list>
      <text:list xml:id="list27503760" text:continue-list="list27144306" text:style-name="L2">
        <text:list-item>
          <text:p text:style-name="P5">Distribute unix accounts (Day 2?)</text:p>
        </text:list-item>
        <text:list-item>
          <text:p text:style-name="P5">Demo on using WinSCP (Day 2?). Organization of their home directory. </text:p>
        </text:list-item>
        <text:list-item>
          <text:p text:style-name="P5">Assignment: winscp submit hello world (Day 2?)</text:p>
        </text:list-item>
        <text:list-item>
          <text:p text:style-name="P5">Readings: Gaddis 2.1-2.6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OpenSymbol" svg:font-family="Open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Yihsiang Liow</meta:initial-creator>
    <meta:creation-date>2005-12-14T10:14:39</meta:creation-date>
    <dc:date>2009-01-12T07:39:18.26</dc:date>
    <dc:language>en-US</dc:language>
    <meta:editing-cycles>103</meta:editing-cycles>
    <meta:editing-duration>PT104H04M27S</meta:editing-duration>
    <dc:creator>A B</dc:creator>
    <meta:document-statistic meta:table-count="0" meta:image-count="0" meta:object-count="0" meta:page-count="1" meta:paragraph-count="36" meta:word-count="288" meta:character-count="1618"/>
    <meta:user-defined meta:name="Info 1"/>
    <meta:user-defined meta:name="Info 2"/>
    <meta:user-defined meta:name="Info 3"/>
    <meta:user-defined meta:name="Info 4"/>
  </office:meta>
</office:document-meta>
</file>